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  <style:text-properties style:font-name="Arial"/>
    </style:style>
    <style:style style:name="P2" style:family="paragraph" style:parent-style-name="Normal">
      <style:text-properties style:font-name="Arial"/>
    </style:style>
    <style:style style:name="P3" style:family="paragraph" style:parent-style-name="Normal">
      <style:text-properties style:font-name="Arial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4" style:family="paragraph" style:parent-style-name="Normal">
      <style:text-properties style:font-name="Arial" officeooo:rsid="0015b5c8" officeooo:paragraph-rsid="0015b5c8"/>
    </style:style>
    <style:style style:name="P5" style:family="paragraph" style:parent-style-name="HTML_20_Preformatted">
      <style:paragraph-properties style:vertical-align="top"/>
      <style:text-properties style:font-name="Arial"/>
    </style:style>
    <style:style style:name="P6" style:family="paragraph" style:parent-style-name="HTML_20_Preformatted">
      <style:paragraph-properties style:vertical-align="top"/>
      <style:text-properties fo:color="#37474f" style:font-name="Arial" fo:font-size="11pt" style:font-size-asian="11pt" style:font-size-complex="11pt"/>
    </style:style>
    <style:style style:name="P7" style:family="paragraph" style:parent-style-name="List_20_Paragraph">
      <style:text-properties style:font-name="Arial"/>
    </style:style>
    <style:style style:name="P8" style:family="paragraph" style:parent-style-name="List_20_Paragraph" style:list-style-name="L1">
      <style:text-properties style:font-name="Arial"/>
    </style:style>
    <style:style style:name="T1" style:family="text">
      <style:text-properties officeooo:rsid="00152852"/>
    </style:style>
    <style:style style:name="T2" style:family="text">
      <style:text-properties officeooo:rsid="00159da7"/>
    </style:style>
    <style:style style:name="T3" style:family="text">
      <style:text-properties officeooo:rsid="0015b5c8"/>
    </style:style>
    <style:style style:name="T4" style:family="text">
      <style:text-properties officeooo:rsid="00170642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15b5c8" style:font-weight-asian="bold"/>
    </style:style>
    <style:style style:name="T7" style:family="text">
      <style:text-properties fo:font-weight="bold" officeooo:rsid="001a5f2f" style:font-weight-asian="bold"/>
    </style:style>
    <style:style style:name="T8" style:family="text">
      <style:text-properties officeooo:rsid="001940d6"/>
    </style:style>
    <style:style style:name="T9" style:family="text">
      <style:text-properties style:font-name="Arial"/>
    </style:style>
    <style:style style:name="T10" style:family="text">
      <style:text-properties style:font-name="Arial" officeooo:rsid="001940d6"/>
    </style:style>
    <style:style style:name="T11" style:family="text">
      <style:text-properties officeooo:rsid="001a5f2f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.Moore</text:p>
      <text:p text:style-name="P2">2.<text:span text:style-name="T2">10</text:span>.19</text:p>
      <text:p text:style-name="Normal"><text:span text:style-name="T9">Notes taken from webpage: </text:span><text:a xlink:type="simple" xlink:href="http://wiki.seeedstudio.com/Grove-Buzzer/http://wiki.seeedstudio.com/Grove-Gas_Sensor-MQ2/" text:style-name="Internet_20_link" text:visited-style-name="Visited_20_Internet_20_Link"><text:span text:style-name="Hyperlink"><text:span text:style-name="T10">http://wiki.seeedstudio.com/Grove-Buzzer/http://wiki.seeedstudio.com/Grove-Gas_Sensor-MQ2/</text:span></text:span></text:a></text:p>
      <text:p text:style-name="Normal"><text:a xlink:type="simple" xlink:href="https://www.seeedstudio.com/Grove-Buzzer-p-768.html" text:style-name="Internet_20_link" text:visited-style-name="Visited_20_Internet_20_Link"><text:span text:style-name="Hyperlink"><text:span text:style-name="T10">https://www.seeedstudio.com/Grove-Buzzer-p-768.html</text:span></text:span></text:a></text:p>
      <text:p text:style-name="Normal"><text:span text:style-name="T9">GIT Project Directory: </text:span><text:a xlink:type="simple" xlink:href="https://github.com/Seeed-Studio/grove.py" office:target-frame-name="_top" xlink:show="replace" text:style-name="Internet_20_link" text:visited-style-name="Visited_20_Internet_20_Link"><text:span text:style-name="Hyperlink"><text:span text:style-name="T9">https://github.com/Seeed-Studio/grove.py</text:span></text:span></text:a></text:p>
      <text:p text:style-name="P3"/>
      <text:p text:style-name="P3">Grove <text:span text:style-name="T11">Buzzer </text:span>Library Setup</text:p>
      <text:p text:style-name="P2"><text:span text:style-name="T3">Gas</text:span> sensor is connected to the <text:span text:style-name="T11">D8</text:span> port of the GrovePi_Plus hat.</text:p>
      <text:p text:style-name="P5">Step1: Setting up software on RPI… </text:p>
      <text:p text:style-name="P5"/>
      <text:p text:style-name="P6">$$ curl -sL https://github.com/Seeed-Studio/grove.py/raw/master/install.sh | sudo bash -s -</text:p>
      <text:p text:style-name="P2"/>
      <text:p text:style-name="P2">Step2:</text:p>
      <text:p text:style-name="P2">If everything goes well you should get:</text:p>
      <text:p text:style-name="P6">Successfully installed grove.py-0.5</text:p>
      <text:p text:style-name="P6">#######################################################</text:p>
      <text:p text:style-name="P6">Lastest Grove.py from github install complete <text:s text:c="2"/>!!!!!</text:p>
      <text:p text:style-name="P6">#######################################################</text:p>
      <text:p text:style-name="P2"/>
      <text:p text:style-name="P2">Step3: </text:p>
      <text:p text:style-name="P2">Git clone the Github repository.</text:p>
      <text:p text:style-name="P2">$$ cd ~</text:p>
      <text:p text:style-name="P2">$$ git clone https://github.com/DexterInd/GrovePi.git</text:p>
      <text:p text:style-name="P2"/>
      <text:p text:style-name="P2"><text:span text:style-name="T7">Buzzer </text:span><text:span text:style-name="T5">Usage (With GrovePi_Plus Hat) :</text:span></text:p>
      <text:list xml:id="list925896878" text:style-name="L1">
        <text:list-item>
          <text:p text:style-name="P8">python grove_<text:span text:style-name="T4">gas</text:span>_sensor.py</text:p>
        </text:list-item>
      </text:list>
      <text:p text:style-name="P7">Example:</text:p>
      <text:p text:style-name="P7"><text:span text:style-name="T4">$$ </text:span>cd ~/GrovePi/Software/Python</text:p>
      <text:p text:style-name="P7"><text:span text:style-name="T4">$$ </text:span>python grove_<text:span text:style-name="T11">buzzer</text:span>.py</text:p>
      <text:p text:style-name="P7"><text:tab/>(<text:span text:style-name="T4">P</text:span>in <text:span text:style-name="T11">D8</text:span> is used. <text:span text:style-name="T4">Pin number ‘8’ for D8 is inside grove_gas_buzzer.py code. Edit number in code to change port being used.</text:span>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54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TML_20_Preformatted" style:display-name="HTML Preformatted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n" style:family="text" style:parent-style-name="Default_20_Paragraph_20_Font"/>
    <style:style style:name="o" style:family="text" style:parent-style-name="Default_20_Paragraph_20_Font"/>
    <style:style style:name="p" style:family="text" style:parent-style-name="Default_20_Paragraph_20_Fon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tcmoore</meta:initial-creator>
    <meta:creation-date>2019-02-06T15:16:00Z</meta:creation-date>
    <dc:date>2019-02-10T16:48:34.066120188</dc:date>
    <meta:editing-cycles>18</meta:editing-cycles>
    <meta:editing-duration>PT1H51M3S</meta:editing-duration>
    <meta:document-statistic meta:table-count="0" meta:image-count="0" meta:object-count="0" meta:page-count="1" meta:paragraph-count="25" meta:word-count="114" meta:character-count="1053" meta:non-whitespace-character-count="960"/>
    <meta:template xlink:type="simple" xlink:actuate="onRequest" xlink:title="" xlink:href="Normal.dotm"/>
  </office:meta>
</office:document-meta>
</file>